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601cm"/>
    </style:style>
    <style:style style:name="co2" style:family="table-column">
      <style:table-column-properties fo:break-before="auto" style:column-width="6.272cm"/>
    </style:style>
    <style:style style:name="co3" style:family="table-column">
      <style:table-column-properties fo:break-before="auto" style:column-width="2.776cm"/>
    </style:style>
    <style:style style:name="co4" style:family="table-column">
      <style:table-column-properties fo:break-before="auto" style:column-width="6.562cm"/>
    </style:style>
    <style:style style:name="co5" style:family="table-column">
      <style:table-column-properties fo:break-before="auto" style:column-width="3.295cm"/>
    </style:style>
    <style:style style:name="co6" style:family="table-column">
      <style:table-column-properties fo:break-before="auto" style:column-width="10.24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Default"/>
        <table:table-row table:style-name="ro1">
          <table:table-cell table:style-name="ce2" office:value-type="string" calcext:value-type="string">
            <text:p>dbpedia-fr:10_Downing_Street</text:p>
          </table:table-cell>
          <table:table-cell office:value-type="string" calcext:value-type="string">
            <text:p>rdf:type dbpedia-owl:Monument</text:p>
          </table:table-cell>
          <table:table-cell table:style-name="ce2" office:value-type="string" calcext:value-type="string">
            <text:p>rdfs:label '</text:p>
          </table:table-cell>
          <table:table-cell table:style-name="ce2" office:value-type="string" calcext:value-type="string">
            <text:p>10 Downing Street</text:p>
          </table:table-cell>
          <table:table-cell table:style-name="ce2" office:value-type="string" calcext:value-type="string">
            <text:p>'; <text:s text:c="2"/>prop-fr:ville </text:p>
          </table:table-cell>
          <table:table-cell table:style-name="ce2" office:value-type="string" calcext:value-type="string">
            <text:p>dbpedia-fr:Londre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Arc_de_Wellington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Arc de Wellington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Londre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Bassins_du_Petit_et_Grand_Palais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Bassins du Petit et Grand Palais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Big_Ben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Big Ben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Londre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Bourse_du_travail_de_Bordeaux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Bourse du travail de Bordeaux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Bordeaux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Cenotaphe_Londres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Cénotaphe (Londres)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Londre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Chateau_de_la_Tournelle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Château de la Tournelle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Cite_Napoleon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Cité Napoléon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eglise_Saint_Pierre_de_Bordeaux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Église Saint-Pierre de Bordeaux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Bordeaux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Fontaine_Bela_Bartók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Fontaine Béla-Bartók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Fontaine_de_la_Grave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Fontaine de la Grave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Bordeaux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Fontaine_Dejean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Fontaine Dejean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Fontaine_des_Quatre_Saisons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Fontaine des Quatre-Saisons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Fontaine_du_jardin_Villemin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Fontaine du jardin Villemin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Fontaine_du_jardin_Villemin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Fontaine du jardin Villemin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Fontaine_Octave_Greard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Fontaine Octave Gréard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Galerie_Bordelaise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Galerie Bordelaise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Bordeaux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Hotel_dEstrees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Hôtel dEstrées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Hotel_de_Breteuil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Hôtel de Breteuil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Hotel_de_Chabannes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Hôtel de Chabannes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Hotel_de_Cluny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Hôtel de Cluny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Hotel_de_Guenegaud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Hôtel de Guénégaud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Hotel_de_Ruat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Hôtel de Ruat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Bordeaux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Hotel_de_Seignelay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Hôtel de Seignelay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Hotel_de_Vogue_Paris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Hôtel de Vogüé (Paris)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Hotel_Le_Charron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Hôtel Le Charron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Hotel_Liberal_Bruant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Hôtel Libéral Bruant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Hotel_Mel_de_Fontenay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Hôtel Mel de Fontenay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Bordeaux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Hotel_Piganeau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Hôtel Piganeau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Bordeaux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Hotel_Tubeuf_rue_des_Petits_Champs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Hôtel Tubeuf (rue des Petits-Champs)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London_Eye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London Eye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Londre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Mairie_du_12e_arrondissement_de_Paris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Mairie du 12e arrondissement de Paris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Mairie_du_15e_arrondissement_de_Paris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Mairie du 15e arrondissement de Paris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Mairie_du_3e_arrondissement_de_Paris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Mairie du 3e arrondissement de Paris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Mairie_du_7e_arrondissement_de_Paris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Mairie du 7e arrondissement de Paris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Mansion_House_Londres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Mansion House (Londres)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Londre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Old_Billingsgate_Market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Old Billingsgate Market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Londre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Palais_de_Buckingham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Palais de Buckingham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Londre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Palais_de_la_Femme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Palais de la Femme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Porte_de_la_Monnaie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Porte de la Monnaie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Bordeaux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Senate_House_universite_de_Londres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Senate House (université de Londres)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Londre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Shell_Mex_House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Shell Mex House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Londre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Statue_dOliver_Cromwell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Statue dOliver Cromwell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Londre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Statue_de_Richard_Cœur_de_Lion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Statue de Richard Cœur de Lion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Londre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Temple_de_lHumanite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Temple de lHumanité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Tour_de_Londres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Tour de Londres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Londre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Tour_Pey_Berland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Tour Pey-Berland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Bordeaux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Tour_Victoria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Tour Victoria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Londre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Abbaye_du_Canadel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Abbaye du Canadel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La_Colle-sur-Loup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Altes_Gebäu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Altes Gebäu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Coire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Ancien_parc_dartillerie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Ancien parc dartillerie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Saint-Denis_La_Réunion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Anciennes_Glacières_de_Strasbourg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Anciennes Glacières de Strasbourg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Strasbourg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Aqueduc_de_Coutances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Aqueduc de Coutances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Coutance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Ascenseur_à_bateaux_des_Fontinettes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Ascenseur à bateaux des Fontinettes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Arque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Auberge_du_Roy_dEspagne_Sablon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Auberge du Roy dEspagne (Sablon)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Bruxelle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Auberge_La_Cardinale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Auberge La Cardinale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Baix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Bagne_de_Nice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Bagne de Nice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Nice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Bastion_des_pecheurs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Bastion des pêcheurs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Budapest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Beffroi_de_Saint_Trond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Beffroi de Saint-Trond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Saint-Trond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Cafe_de_la_Paix_de_Valreas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Café de la Paix de Valréas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Valrea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Calvaire_de_Pontaubert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Calvaire de Pontaubert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Pontaubert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Casa_Amatller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Casa Amatller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Barcelone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Centre_des_archives_industrielles_et_techniques_de_la_Moselle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Centre des archives industrielles et techniques de la Moselle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Saint-Avold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Chancellerie_du_Reich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Chancellerie du Reich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Berlin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Chancellerie_federale_Berlin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Chancellerie fédérale (Berlin)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Berlin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Chapelle_Saint_Michel_Questembert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Chapelle Saint-Michel (Questembert)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Questembert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Chateau_Bilstein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Château Bilstein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Urbei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Chateau_de_Bois_lès_Pargny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Château de Bois-lès-Pargny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Bois-les-Pargny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Chateau_de_Molleville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Château de Molleville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Molleville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Chateau_de_Semur_en_Brionnais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Château de Semur-en-Brionnais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Semur-en-Brionnai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Chateau_de_Tautavel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Château de Tautavel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Tautavel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Chateau_de_Verseilles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Château de Verseilles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Saint-Etienne-de-Vicq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Clyde_Auditorium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Clyde Auditorium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Glasgow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College_des_Jesuites_de_Clermont_Ferrand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Collège des Jésuites de Clermont-Ferrand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Clermont-Ferrand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Couvent_des_Cordeliers_de_Reims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Couvent des Cordeliers de Reims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Reim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Couvent_des_Minimes_de_Lille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Couvent des Minimes de Lille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Lille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Croix_de_Belmont_sur_Vair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Croix de Belmont-sur-Vair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Belmont-sur-Vair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Croix_de_Fegreac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Croix de Fégréac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Fegreac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Croix_de_Penchateau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Croix de Penchâteau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Le_Pouliguen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Croix_du_chemin_de_Coëtcandec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Croix du chemin de Coëtcandec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Locquelta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Croix_du_Moustoir_de_Locoal_Mendon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Croix du Moustoir de Locoal-Mendon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Locoal-Mendon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Dolmen_de_la_Fabière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Dolmen de la Fabière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La_Cavalerie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ecluse_de_Negra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Écluse de Négra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Villefranche_de_Lauragai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eglise_de_la_Nativite_de_lile_dArz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Église de la Nativité de lÎle-dArz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Ile-dArz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eglise_de_la_Nativite_de_la_Sainte_Vierge_de_Bonneil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Église de la Nativité-de-la-Sainte-Vierge de Bonneil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Bonneil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eglise_de_Saint_Hilaire_du_Bois_Gironde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Église de Saint-Hilaire-du-Bois (Gironde)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Saint-Hilaire-du-Bois_Gironde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eglise_Notre_Dame_devrecy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Église Notre-Dame dÉvrecy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Evrecy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eglise_Notre_Dame_de_Courdemanche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Église Notre-Dame de Courdemanche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Courdemanche_Sarthe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eglise_Notre_Dame_de_Rozay_en_Brie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Église Notre-Dame de Rozay-en-Brie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Rozay-en-Brie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eglise_Saint_Andre_de_Barberier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Église Saint-André de Barberier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Barberier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eglise_Saint_Andre_de_Burzet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Église Saint-André de Burzet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Burzet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eglise_Saint_Barthelemy_de_Lans_en_Vercors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Église Saint-Barthélemy de Lans-en-Vercors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Lans-en-Vercor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eglise_Saint_Benigne_de_Savigny_en_Terre_Plaine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Église Saint-Bénigne de Savigny-en-Terre-Plaine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Savigny-en-Terre-Plaine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eglise_Saint_Christophe_de_Nitry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Église Saint-Christophe de Nitry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Nitry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eglise_Saint_Denis_dHodenc_en_Bray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Église Saint-Denis dHodenc-en-Bray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Hodenc-en-Bray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eglise_Saint_Denis_de_Merry_sur_Yonne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Église Saint-Denis de Merry-sur-Yonne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Merry-sur-Yonne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eglise_Saint_Didier_dAutrey_les_Gray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Église Saint-Didier dAutrey-lès-Gray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Autrey-les-Gray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eglise_Saint_eloi_de_Barzy_sur_Marne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Église Saint-Éloi de Barzy-sur-Marne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Barzy-sur-Marne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eglise_Saint_eloi_de_Tracy_le_Val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Église Saint-Éloi de Tracy-le-Val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Tracy-le-Val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eglise_Saint_eloi_des_fonderies_de_Vivier_au_Court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Église Saint-Éloi-des-fonderies de Vivier-au-Court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Vivier-au-Court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eglise_Saint_etienne_de_Vernouillet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Église Saint-Étienne de Vernouillet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Vernouillet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eglise_Saint_etienne_de_Villiers_sous_Grez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Église Saint-Étienne de Villiers-sous-Grez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Villiers-sous-Grez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eglise_Saint_Eutrope_de_Bellefond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Église Saint-Eutrope de Bellefond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Bellefond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eglise_Saint_Felix_de_Fillols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Église Saint-Félix de Fillols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Fillol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eglise_Saint_Firmin_de_Rochehaut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Église Saint-Firmin de Rochehaut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Rochehaut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eglise_Saint_Gervais_de_Pontpoint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Église Saint-Gervais de Pontpoint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Pontpoint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eglise_Saint_Hubert_de_Gandrange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Église Saint-Hubert de Gandrange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Gandrange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eglise_Saint_Jacques_de_Lisieux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Église Saint-Jacques de Lisieux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Lisieux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eglise_Saint_Jacques_de_Perros_Guirec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Église Saint-Jacques de Perros-Guirec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Perros-Guirec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eglise_Saint_Jean_Baptiste_de_Combret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Église Saint-Jean-Baptiste de Combret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Combret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eglise_Saint_Lambert_de_Montigny_sur_Meuse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Église Saint-Lambert de Montigny-sur-Meuse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Montigny-sur-Meuse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eglise_Saint_Martin_de_Cormeilles_en_Parisis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Église Saint-Martin de Cormeilles-en-Parisis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Cormeilles-en-Parisi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eglise_Saint_Martin_de_Cuiry_les_Iviers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Église Saint-Martin de Cuiry-lès-Iviers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Cuiry-les-Ivier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eglise_Saint_Martin_de_Faucogney_et_la_Mer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Église Saint-Martin de Faucogney-et-la-Mer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Faucogney-et-la-Mer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eglise_Saint_Martin_de_Josselin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Église Saint-Martin de Josselin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Josselin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eglise_Saint_Martin_de_Longny_au_Perche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Église Saint-Martin de Longny-au-Perche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Longny-au-Perche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eglise_Saint_Martin_de_Meillard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Église Saint-Martin de Meillard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Meillard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eglise_Saint_Martin_de_Parfouru_leclin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Église Saint-Martin de Parfouru-lÉclin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Livry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eglise_Saint_Martin_de_Raillicourt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Église Saint-Martin de Raillicourt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Raillicourt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eglise_Saint_Martin_du_Mesnil_Amelot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Église Saint-Martin du Mesnil-Amelot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Le_Mesnil-Amelot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eglise_Saint_Martin_de_Tours_de_Courgenard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Église Saint-Martin-de-Tours de Courgenard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Courgenard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eglise_Saint_Martin_de_Vertou_de_Boce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Église Saint-Martin-de-Vertou de Bocé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Boce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eglise_Saint_Nicolas_de_Tremolat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Église Saint-Nicolas de Trémolat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Tremolat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eglise_Saint_Ouen_de_Bennecourt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Église Saint-Ouen de Bennecourt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Bennecourt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eglise_Saint_Pallais_de_Villars_en_Pons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Église Saint-Pallais de Villars-en-Pons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Villars-en-Pon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eglise_Saint_Paul_de_Salles_la_Source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Église Saint-Paul de Salles-la-Source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Salles-la-Source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eglise_Saint_Pierre_de_Beugneux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Église Saint-Pierre de Beugneux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Beugneux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eglise_Saint_Pierre_de_Chartres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Église Saint-Pierre de Chartres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Chartre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eglise_Saint_Pierre_de_Lanuejols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Église Saint-Pierre de Lanuéjols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Lanuejol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eglise_Saint_Pierre_de_Mauperthuis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Église Saint-Pierre de Mauperthuis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Mauperthui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eglise_Saint_Pierre_de_Moulins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Église Saint-Pierre de Moulins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Moulin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eglise_Saint_Pierre_et_Saint_Paul_de_Moutiers_en_Puisaye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Église Saint-Pierre-et-Saint-Paul de Moutiers-en-Puisaye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Moutiers-en-Puisaye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eglise_Saint_Pierre_Saint_Paul_de_Guiscriff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Église Saint-Pierre-Saint-Paul de Guiscriff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Guiscriff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eglise_Saint_Quentin_de_Chermignac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Église Saint-Quentin de Chermignac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Chermignac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eglise_Saint_Quintien_de_Picherande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Église Saint-Quintien de Picherande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Picherande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eglise_Saint_Remi_dAsnieres_sur_Oise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Église Saint-Rémi dAsnières-sur-Oise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Asnières-sur-Oise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eglise_Saint_Romain_de_Targon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Église Saint-Romain de Targon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Targon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eglise_Saint_Sauveur_de_Coucy_le_Chateau_Auffrique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Église Saint-Sauveur de Coucy-le-Château-Auffrique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Coucy-le-Chateau-Auffrique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eglise_Sainte_Croix_de_Champeix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Église Sainte-Croix de Champeix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Champeix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eglise_Sainte_Onesime_de_Donchery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Église Sainte-Onésime de Donchery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Donchery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eglise_Saints_Julien_et_Basilisse_de_Bram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Église Saints-Julien-et-Basilisse de Bram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Bram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Ferme_de_Chapieu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Ferme de Chapieu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Lanuejol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Fontaine_de_la_Sirène_de_Lleida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Fontaine de la Sirène de Lleida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Lerida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Fontaine_des_Pisseurs_Lacaune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Fontaine des Pisseurs (Lacaune)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Lacaune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Fontaine_du_Tresor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Fontaine du Trésor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Pari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Fort_Mackinac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Fort Mackinac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Mackinac_Island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Fortin_de_Port_Fouquet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Fortin de Port-Fouquet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Le_Palai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Habitation_Zevallos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Habitation Zévallos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Le_Moule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Halle_de_Lesmont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Halle de Lesmont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Lesmont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Halle_de_Ricey_Haut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Halle de Ricey-Haut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Les_Ricey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Hopital_de_Sant_Pau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Hôpital de Sant Pau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Barcelone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Hopital_des_Anglais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Hôpital des Anglais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Peyrusse-le-Roc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Hotel_Cottereau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Hôtel Cottereau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Tour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Hotel_dAngouleme_Lamoignon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Hôtel dAngoulême Lamoignon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Pari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Hotel_de_Bourges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Hôtel de Bourges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Baza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Hotel_de_Fourcy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Hôtel de Fourcy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Pari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Hotel_de_Jocas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Hôtel de Jocas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Pernes-les-Fontaine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Hotel_de_Knuyt_de_Vosmaer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Hôtel de Knuyt de Vosmaer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Bruxelle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Hotel_de_Mongelas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Hôtel de Mongelas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Pari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Hotel_de_prefecture_dIndre_et_Loire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Hôtel de préfecture dIndre-et-Loire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Tour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Hotel_de_prefecture_de_lAin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Hôtel de préfecture de lAin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Bourg-en-Bresse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Hotel_de_prefecture_des_Bouches_du_Rhone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Hôtel de préfecture des Bouches-du-Rhône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Marseille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Hotel_de_Tinteniac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Hôtel de Tinténiac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Anger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Hotel_de_ville_de_Charleroi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Hôtel de ville de Charleroi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Charleroi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Hotel_des_Creneaux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Hôtel des Créneaux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Orlean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Hotel_des_postes_de_Caen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Hôtel des postes de Caen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Caen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Hotel_Duffau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Hôtel Duffau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Montpellier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Hotel_Gaillard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Hôtel Gaillard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Pari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Hotel_Joubert_Bonnaire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Hôtel Joubert-Bonnaire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Anger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Hotel_Le_Pelletier_de_Souzy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Hôtel Le Pelletier de Souzy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Pari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Hotel_Vauloup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Hôtel Vauloup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Nante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Immeuble_au_11__rue_Kervegan_de_Nantes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Immeuble au 11, rue Kervégan de Nantes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Nante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Immeuble_au_13__rue_Kervegan_de_Nantes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Immeuble au 13, rue Kervégan de Nantes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Nante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Immeuble_Clarte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Immeuble Clarté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Geneve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Iparosotthon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Iparosotthon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Kecskemet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Kruger_House_Museum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Kruger House Museum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Pretoria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Limmeuble_à_velos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limmeuble à vélos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Grenoble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Lavoir_des_Chavannes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Lavoir des Chavannes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Saint-Vallier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Le_Vieux_Moulin_Vernon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Le Vieux-Moulin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Vernon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Lex_batiment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Lex (bâtiment)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Bruxelle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Mairie_de_Kuopio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Mairie de Kuopio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Kuopio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Maison_à_loriflamme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Maison à loriflamme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Luxeuil-les-Bain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Maison_Bermont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Maison Bermont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Montjaux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Maison_coloniale_de_sante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Maison coloniale de santé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Saint-Pierre_Martinique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Maison_Coquille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Maison Coquille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Basse-Terre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Maison_de_Dimitrije_Krsmanović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Maison de Dimitrije Krsmanović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Belgrade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Maison_de_Jacques_Louis_David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Maison de Jacques-Louis David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Bruxelles-ville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Maison_de_justice_du_Bizot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Maison de justice du Bizot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Le_Bizot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Maison_de_leclusier_du_canal_dEntreroches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Maison de léclusier du canal dEntreroches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Orny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Maison_de_la_Banque_de_La_Reunion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Maison de la Banque de La Réunion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Saint-Denis_La_Réunion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Maison_de_la_Renommee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Maison de la Renommée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Bruxelle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Maison_de_la_Rose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Maison de la Rose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Bruxelles-ville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Maison_de_Louis_XI_Cusset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Maison de Louis XI (Cusset)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Cusset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Maison_des_Anglais_Le_Chalard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Maison des Anglais (Le Chalard)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Le_Chalard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Maison_Frugès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Maison Frugès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Bordeaux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Maison_romane_de_Saint_Gilles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Maison romane de Saint-Gilles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Saint-Gilles_Gard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Maison_Timol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Maison Timol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Saint-Denis_La_Réunion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Manoir_Beranger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Manoir Béranger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Tour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Manoir__rue_Maupertuis_2_4__Nyon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Manoir, rue Maupertuis 2-4, Nyon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Nyon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Mausolee_du_Prince_Imperial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Mausolée du Prince Impérial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Rueil-Malmaison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Mausolee_Juselius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Mausolée Juselius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Pori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Megalithe_de_Guillay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Mégalithe de Guillay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Larriviere-Saint-Savin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Menhir_de_la_Riveraie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Menhir de la Riveraie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Saint-Pere-en-Retz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Meulières_du_Mont_Vouan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Meulières du Mont Vouan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Viuz-en-Sallaz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Mont_calvaire_de_Sombacour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Mont-calvaire de Sombacour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Sombacour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Monument_aux_Hanovriens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Monument aux Hanovriens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Lasne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Monument_du_Centenaire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Monument du Centenaire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Nice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Moulin_de_la_Saulaie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Moulin de la Saulaie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Cande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Moulin_Delestic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Moulin Delestic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Reillanne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Moulins_à_vent_du_Champ_des_iles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Moulins à vent du Champ des Îles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Varennes-sur-Loire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Mur_de_Berlin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Mur de Berlin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Berlin-Ouest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Noviciat_des_Jesuites_dAvignon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Noviciat des Jésuites dAvignon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Avignon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Office_du_tourisme_dAndenne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Office du tourisme dAndenne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Andenne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Palais_de_justice_de_Tours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Palais de justice de Tours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Tour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Palais_des_archeveques_de_Narbonne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Palais des archevêques de Narbonne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Narbonne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Palais_des_Arts_Marseille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Palais des Arts (Marseille)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Marseille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Palais_Porto_piazza_Castello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Palais Porto (piazza Castello)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Vicence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Palazzo_Piccolomini_Sienne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Palazzo Piccolomini (Sienne)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Sienne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Pierre_couverte_de_la_planche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Pierre couverte de la planche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Broc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Polissoir_de_Mezy_Moulins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Polissoir de Mézy-Moulins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Mezy-Moulin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Pont_dEstaing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Pont dEstaing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Estaing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Pont_sur_la_Truyère_Entraygues_sur_Truyère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Pont sur la Truyère (Entraygues-sur-Truyère)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Entraygues-sur-Truyere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Porte_de_Genève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Porte de Genève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Yvoire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Presbytère_de_Satillieu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Presbytère de Satillieu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Satillieu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Prison_de_Petit_Canal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Prison de Petit-Canal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Petit-Canal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Remparts_du_Malzieu_Ville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Remparts du Malzieu-Ville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Le_Malzieu-Ville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Salins_de_Bregille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Salins de Bregille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Besançon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Saumoduc_de_Salins_les_Bains_à_Arc_et_Senans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Saumoduc de Salins-les-Bains à Arc-et-Senans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Salins-les-Bain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Sculpture_tricephale_Lugrin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Sculpture tricéphale (Lugrin)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Lugrin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Temple_du_feu_dIspahan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Temple du feu dIspahan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Ispahan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Thermes_de_Salies_de_Bearn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Thermes de Salies-de-Béarn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Salies-de-Bearn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Tour_de_Bregille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Tour de Bregille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Besancon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Tour_de_Chamars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Tour de Chamars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Besancon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Tour_de_lHorloge_Nevers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Tour de lHorloge (Nevers)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Never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Tour_de_Saint_Hospice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Tour de Saint-Hospice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Saint-Jean-Cap-Ferrat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Tour_Gloriette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Tour Gloriette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Arboi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Tour_Magne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Tour Magne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Nime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Triumphpforte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Triumphpforte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Innsbruck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Usine_à_chaux_de_Saint_Pierre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Usine à chaux de Saint-Pierre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Angrie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Vieux_couvent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Vieux couvent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Caraquet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Villa_Kramář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Villa Kramář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Prague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Villa_Le_Castel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Villa Le Castel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Le_Touquet-Paris-Plage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Villa_Mediterranee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Villa Méditerranée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Marseille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Villa_Rotonda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Villa Rotonda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Vicence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Villa_Strassburger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Villa Strassburger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Deauville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table:style-name="Default" office:value-type="string" calcext:value-type="string">
            <text:p>dbpedia-fr:Waag_Amsterdam</text:p>
          </table:table-cell>
          <table:table-cell office:value-type="string" calcext:value-type="string">
            <text:p>rdf:type dbpedia-owl:Monument</text:p>
          </table:table-cell>
          <table:table-cell office:value-type="string" calcext:value-type="string">
            <text:p>rdfs:label '</text:p>
          </table:table-cell>
          <table:table-cell table:style-name="Default" office:value-type="string" calcext:value-type="string">
            <text:p>Waag (Amsterdam)</text:p>
          </table:table-cell>
          <table:table-cell office:value-type="string" calcext:value-type="string">
            <text:p>'; <text:s text:c="2"/>prop-fr:ville </text:p>
          </table:table-cell>
          <table:table-cell table:style-name="Default" office:value-type="string" calcext:value-type="string">
            <text:p>dbpedia-fr:Amsterdam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Musee_de_la_Maison_Bonaparte</text:p>
          </table:table-cell>
          <table:table-cell office:value-type="string" calcext:value-type="string">
            <text:p>rdf:type dbpedia-owl:Museum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Musée de la Maison Bonaparte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Ajaccio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Musee_dart_contemporain_de_San_Diego</text:p>
          </table:table-cell>
          <table:table-cell office:value-type="string" calcext:value-type="string">
            <text:p>rdf:type dbpedia-owl:Museum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Musée dart contemporain de San Diego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San_Diego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Musee_Rockefeller</text:p>
          </table:table-cell>
          <table:table-cell office:value-type="string" calcext:value-type="string">
            <text:p>rdf:type dbpedia-owl:Museum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Musée Rockefeller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Jerusalem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Fondation_suisse_pour_la_photographie</text:p>
          </table:table-cell>
          <table:table-cell office:value-type="string" calcext:value-type="string">
            <text:p>rdf:type dbpedia-owl:Museum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Fondation suisse pour la photographie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Winterthour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Musee_Thyssen_Bornemisza</text:p>
          </table:table-cell>
          <table:table-cell office:value-type="string" calcext:value-type="string">
            <text:p>rdf:type dbpedia-owl:Museum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Musée Thyssen-Bornemisza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Madrid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Musee_dart_colonial_de_Bogota</text:p>
          </table:table-cell>
          <table:table-cell office:value-type="string" calcext:value-type="string">
            <text:p>rdf:type dbpedia-owl:Museum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Musée dart colonial de Bogota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Bogota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Maison_des_anciens_remèdes</text:p>
          </table:table-cell>
          <table:table-cell office:value-type="string" calcext:value-type="string">
            <text:p>rdf:type dbpedia-owl:Museum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Maison des anciens remèdes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Jovençan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Musee_de_Tahiti_et_des_iles</text:p>
          </table:table-cell>
          <table:table-cell office:value-type="string" calcext:value-type="string">
            <text:p>rdf:type dbpedia-owl:Museum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Musée de Tahiti et des Îles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Punaauia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Musee_metropolitain_de_Manille</text:p>
          </table:table-cell>
          <table:table-cell office:value-type="string" calcext:value-type="string">
            <text:p>rdf:type dbpedia-owl:Museum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Musée métropolitain de Manille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Manille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Musee_archeologique_national_de_Vulci</text:p>
          </table:table-cell>
          <table:table-cell office:value-type="string" calcext:value-type="string">
            <text:p>rdf:type dbpedia-owl:Museum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Musée archéologique national de Vulci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Vulci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Musee_Jorn</text:p>
          </table:table-cell>
          <table:table-cell office:value-type="string" calcext:value-type="string">
            <text:p>rdf:type dbpedia-owl:Museum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Musée Jorn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Silkeborg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Musee_prefectoral_dhistoire_dIbaraki</text:p>
          </table:table-cell>
          <table:table-cell office:value-type="string" calcext:value-type="string">
            <text:p>rdf:type dbpedia-owl:Museum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Musée préfectoral dhistoire dIbaraki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Mito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Miami_Science_Museum</text:p>
          </table:table-cell>
          <table:table-cell office:value-type="string" calcext:value-type="string">
            <text:p>rdf:type dbpedia-owl:Museum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Miami Science Museum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Miami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Musee_dart_contemporain_de_Cracovie</text:p>
          </table:table-cell>
          <table:table-cell office:value-type="string" calcext:value-type="string">
            <text:p>rdf:type dbpedia-owl:Museum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Musée dart contemporain de Cracovie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Cracovie</text:p>
          </table:table-cell>
          <table:table-cell office:value-type="string" calcext:value-type="string">
            <text:p>;.</text:p>
          </table:table-cell>
        </table:table-row>
        <table:table-row table:style-name="ro2">
          <table:table-cell office:value-type="string" calcext:value-type="string">
            <text:p>dbpedia-fr:Musee_de_la_Liberation_de_Paris</text:p>
          </table:table-cell>
          <table:table-cell office:value-type="string" calcext:value-type="string">
            <text:p>rdf:type dbpedia-owl:Museum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Musée du Général-Leclerc-de-Hauteclocque-et-de-la-Libération-de-Paris – musée Jean-Moulin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Musee_de_la_Contrefaçon</text:p>
          </table:table-cell>
          <table:table-cell office:value-type="string" calcext:value-type="string">
            <text:p>rdf:type dbpedia-owl:Museum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Musée de la Contrefaçon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Musee_de_la_vie_romantique</text:p>
          </table:table-cell>
          <table:table-cell office:value-type="string" calcext:value-type="string">
            <text:p>rdf:type dbpedia-owl:Museum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Musée de la vie romantique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Galerie_Lefebvre_et_Fils</text:p>
          </table:table-cell>
          <table:table-cell office:value-type="string" calcext:value-type="string">
            <text:p>rdf:type dbpedia-owl:Museum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Galerie Lefebvre et Fils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Musee_national_des_arts_asiatiques___Guimet</text:p>
          </table:table-cell>
          <table:table-cell office:value-type="string" calcext:value-type="string">
            <text:p>rdf:type dbpedia-owl:Museum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Musée national des arts asiatiques - Guimet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Musee_de_la_Legion_dhonneur</text:p>
          </table:table-cell>
          <table:table-cell office:value-type="string" calcext:value-type="string">
            <text:p>rdf:type dbpedia-owl:Museum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Musée de la Légion dhonneur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Catacombes_de_Paris</text:p>
          </table:table-cell>
          <table:table-cell office:value-type="string" calcext:value-type="string">
            <text:p>rdf:type dbpedia-owl:Museum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Catacombes de Paris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Museum_national_dhistoire_naturelle</text:p>
          </table:table-cell>
          <table:table-cell office:value-type="string" calcext:value-type="string">
            <text:p>rdf:type dbpedia-owl:Museum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Muséum national dhistoire naturelle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Palais_de_la_decouverte</text:p>
          </table:table-cell>
          <table:table-cell office:value-type="string" calcext:value-type="string">
            <text:p>rdf:type dbpedia-owl:Museum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Palais de la découverte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Musee_des_Arts_forains</text:p>
          </table:table-cell>
          <table:table-cell office:value-type="string" calcext:value-type="string">
            <text:p>rdf:type dbpedia-owl:Museum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Musée des Arts forains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Musee_de_lerotisme_Paris</text:p>
          </table:table-cell>
          <table:table-cell office:value-type="string" calcext:value-type="string">
            <text:p>rdf:type dbpedia-owl:Museum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Musée de lérotisme (Paris)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Aquarium_de_Paris___Cineaqua</text:p>
          </table:table-cell>
          <table:table-cell office:value-type="string" calcext:value-type="string">
            <text:p>rdf:type dbpedia-owl:Museum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Aquarium de Paris - Cinéaqua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Maison_de_lHistoire_de_France</text:p>
          </table:table-cell>
          <table:table-cell office:value-type="string" calcext:value-type="string">
            <text:p>rdf:type dbpedia-owl:Museum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Maison de lHistoire de France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Maison_de_Victor_Hugo</text:p>
          </table:table-cell>
          <table:table-cell office:value-type="string" calcext:value-type="string">
            <text:p>rdf:type dbpedia-owl:Museum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Maison de Victor Hugo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Musee_Zadkine</text:p>
          </table:table-cell>
          <table:table-cell office:value-type="string" calcext:value-type="string">
            <text:p>rdf:type dbpedia-owl:Museum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Musée Zadkine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Musee_de_lArmee_Paris</text:p>
          </table:table-cell>
          <table:table-cell office:value-type="string" calcext:value-type="string">
            <text:p>rdf:type dbpedia-owl:Museum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Musée de lArmée (Paris)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Musee_de_lhistoire_de_limmigration</text:p>
          </table:table-cell>
          <table:table-cell office:value-type="string" calcext:value-type="string">
            <text:p>rdf:type dbpedia-owl:Museum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Musée de l’histoire de l’immigration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Musee_Marmottan_Monet</text:p>
          </table:table-cell>
          <table:table-cell office:value-type="string" calcext:value-type="string">
            <text:p>rdf:type dbpedia-owl:Museum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Musée Marmottan Monet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Musee_du_Louvre</text:p>
          </table:table-cell>
          <table:table-cell office:value-type="string" calcext:value-type="string">
            <text:p>rdf:type dbpedia-owl:Museum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Musée du Louvre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Musee_Gustave_Moreau</text:p>
          </table:table-cell>
          <table:table-cell office:value-type="string" calcext:value-type="string">
            <text:p>rdf:type dbpedia-owl:Museum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Musée Gustave-Moreau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Appartement_du_docteur_Gagnon</text:p>
          </table:table-cell>
          <table:table-cell office:value-type="string" calcext:value-type="string">
            <text:p>rdf:type dbpedia-owl:Museum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Appartement du docteur Gagnon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Grenoble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Musee_archeologique_national_de_Urbisaglia</text:p>
          </table:table-cell>
          <table:table-cell office:value-type="string" calcext:value-type="string">
            <text:p>rdf:type dbpedia-owl:Museum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Musée archéologique national de Urbisaglia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Urbisaglia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Palais_de_la_decouverte</text:p>
          </table:table-cell>
          <table:table-cell office:value-type="string" calcext:value-type="string">
            <text:p>rdf:type dbpedia-owl:Museum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Palais de la découverte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Musee_dart_contemporain_de_Rome</text:p>
          </table:table-cell>
          <table:table-cell office:value-type="string" calcext:value-type="string">
            <text:p>rdf:type dbpedia-owl:Museum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Musée dart contemporain de Rome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Rome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Musee_dart_et_dhistoire_de_Geneve</text:p>
          </table:table-cell>
          <table:table-cell office:value-type="string" calcext:value-type="string">
            <text:p>rdf:type dbpedia-owl:Museum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Musée dart et dhistoire de Genève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Geneve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Reiss_Engelhorn_Museen</text:p>
          </table:table-cell>
          <table:table-cell office:value-type="string" calcext:value-type="string">
            <text:p>rdf:type dbpedia-owl:Museum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Reiss-Engelhorn-Museen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Mannheim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Musee_national_du_Soudan</text:p>
          </table:table-cell>
          <table:table-cell office:value-type="string" calcext:value-type="string">
            <text:p>rdf:type dbpedia-owl:Museum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Musée national du Soudan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Khartoum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Achilleion</text:p>
          </table:table-cell>
          <table:table-cell office:value-type="string" calcext:value-type="string">
            <text:p>rdf:type dbpedia-owl:Museum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Achilleion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Corfou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Clark_Art_Institute</text:p>
          </table:table-cell>
          <table:table-cell office:value-type="string" calcext:value-type="string">
            <text:p>rdf:type dbpedia-owl:Museum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Clark Art Institute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Williamstown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Musee_Horne</text:p>
          </table:table-cell>
          <table:table-cell office:value-type="string" calcext:value-type="string">
            <text:p>rdf:type dbpedia-owl:Museum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Musée Horne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Florence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Musee_du_rhum_de_Sainte_Marie</text:p>
          </table:table-cell>
          <table:table-cell office:value-type="string" calcext:value-type="string">
            <text:p>rdf:type dbpedia-owl:Museum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Musée du rhum de Sainte-Marie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Sainte-Marie_Martinique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Musee_des_beaux_arts_de_Nimes</text:p>
          </table:table-cell>
          <table:table-cell office:value-type="string" calcext:value-type="string">
            <text:p>rdf:type dbpedia-owl:Museum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Musée des beaux-arts de Nîmes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Nime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Hong_Kong_Museum_of_Coastal_Defence</text:p>
          </table:table-cell>
          <table:table-cell office:value-type="string" calcext:value-type="string">
            <text:p>rdf:type dbpedia-owl:Museum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Hong Kong Museum of Coastal Defence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Hong_Kong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Musee_polonais_de_Rapperswil</text:p>
          </table:table-cell>
          <table:table-cell office:value-type="string" calcext:value-type="string">
            <text:p>rdf:type dbpedia-owl:Museum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Musée polonais de Rapperswil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Rapperswil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Elyseum</text:p>
          </table:table-cell>
          <table:table-cell office:value-type="string" calcext:value-type="string">
            <text:p>rdf:type dbpedia-owl:Museum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Elyseum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Goteborg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Imperial_War_Museum</text:p>
          </table:table-cell>
          <table:table-cell office:value-type="string" calcext:value-type="string">
            <text:p>rdf:type dbpedia-owl:Museum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Imperial War Museum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Imperial_War_Museum_Duxford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Musee_dart_du_comte_de_Los_Angeles</text:p>
          </table:table-cell>
          <table:table-cell office:value-type="string" calcext:value-type="string">
            <text:p>rdf:type dbpedia-owl:Museum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Musée dart du comté de Los Angeles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Los_Angele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British_Museum</text:p>
          </table:table-cell>
          <table:table-cell office:value-type="string" calcext:value-type="string">
            <text:p>rdf:type dbpedia-owl:Museum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British Museum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Londre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Musee_de_la_Mer_de_Cannes</text:p>
          </table:table-cell>
          <table:table-cell office:value-type="string" calcext:value-type="string">
            <text:p>rdf:type dbpedia-owl:Museum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Musée de la Mer de Cannes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Canne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Musee_du_Chiado</text:p>
          </table:table-cell>
          <table:table-cell office:value-type="string" calcext:value-type="string">
            <text:p>rdf:type dbpedia-owl:Museum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Musée du Chiado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Lisbonne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Musee_archeologique_dephese</text:p>
          </table:table-cell>
          <table:table-cell office:value-type="string" calcext:value-type="string">
            <text:p>rdf:type dbpedia-owl:Museum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Musée archéologique dÉphèse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Selçuk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Musee_Ernest_Cognacq</text:p>
          </table:table-cell>
          <table:table-cell office:value-type="string" calcext:value-type="string">
            <text:p>rdf:type dbpedia-owl:Museum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Musée Ernest-Cognacq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Saint-Martin-de-Re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Musee_du_theatre_romain_de_Carthagene</text:p>
          </table:table-cell>
          <table:table-cell office:value-type="string" calcext:value-type="string">
            <text:p>rdf:type dbpedia-owl:Museum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Musée du théâtre romain de Carthagène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Carthagene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Musee_des_fossiles_de_Tourtour</text:p>
          </table:table-cell>
          <table:table-cell office:value-type="string" calcext:value-type="string">
            <text:p>rdf:type dbpedia-owl:Museum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Musée des fossiles de Tourtour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Tourtour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Musee_national_dhistoire_Bulgarie</text:p>
          </table:table-cell>
          <table:table-cell office:value-type="string" calcext:value-type="string">
            <text:p>rdf:type dbpedia-owl:Museum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Musée national dhistoire (Bulgarie)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Sofia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Crypte_archeologique_du_parvis_Notre_Dame</text:p>
          </table:table-cell>
          <table:table-cell office:value-type="string" calcext:value-type="string">
            <text:p>rdf:type dbpedia-owl:Museum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Crypte archéologique du parvis Notre-Dame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Musee_Mathurin_Meheut</text:p>
          </table:table-cell>
          <table:table-cell office:value-type="string" calcext:value-type="string">
            <text:p>rdf:type dbpedia-owl:Museum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Musée Mathurin-Méheut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Lamballe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Barnums_American_Museum</text:p>
          </table:table-cell>
          <table:table-cell office:value-type="string" calcext:value-type="string">
            <text:p>rdf:type dbpedia-owl:Museum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Barnums American Museum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New_York</text:p>
          </table:table-cell>
          <table:table-cell office:value-type="string" calcext:value-type="string">
            <text:p>;.</text:p>
          </table:table-cell>
        </table:table-row>
        <table:table-row table:style-name="ro3">
          <table:table-cell office:value-type="string" calcext:value-type="string">
            <text:p>dbpedia-fr:Moulin_et_musee_rural_du_Steenmeulen_de_Terdeghem</text:p>
          </table:table-cell>
          <table:table-cell office:value-type="string" calcext:value-type="string">
            <text:p>rdf:type dbpedia-owl:Museum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Moulin et musée rural du Steenmeulen de Terdeghem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Terdeghem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Museum_dhistoire_naturelle_de_Bourges</text:p>
          </table:table-cell>
          <table:table-cell office:value-type="string" calcext:value-type="string">
            <text:p>rdf:type dbpedia-owl:Museum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Muséum dhistoire naturelle de Bourges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Bourge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Musee_romain_de_Vallon</text:p>
          </table:table-cell>
          <table:table-cell office:value-type="string" calcext:value-type="string">
            <text:p>rdf:type dbpedia-owl:Museum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Musée romain de Vallon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Vallon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Musee_des_sciences_Príncipe_Felipe</text:p>
          </table:table-cell>
          <table:table-cell office:value-type="string" calcext:value-type="string">
            <text:p>rdf:type dbpedia-owl:Museum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Musée des sciences Príncipe Felipe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Valence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Seminaire_des_Carmes</text:p>
          </table:table-cell>
          <table:table-cell office:value-type="string" calcext:value-type="string">
            <text:p>rdf:type dbpedia-owl:ReligiousBuilding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Séminaire des Carmes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Synagogue_Rashi_Paris</text:p>
          </table:table-cell>
          <table:table-cell office:value-type="string" calcext:value-type="string">
            <text:p>rdf:type dbpedia-owl:ReligiousBuilding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Synagogue Rashi (Paris)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eglise_reformee_de_lAnnonciation</text:p>
          </table:table-cell>
          <table:table-cell office:value-type="string" calcext:value-type="string">
            <text:p>rdf:type dbpedia-owl:ReligiousBuilding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Église réformée de lAnnonciation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eglise_Notre_Dame_de_lArche_dAlliance</text:p>
          </table:table-cell>
          <table:table-cell office:value-type="string" calcext:value-type="string">
            <text:p>rdf:type dbpedia-owl:ReligiousBuilding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Église Notre-Dame-de-lArche-dAlliance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eglise_Saint_Vincent_de_Paul_de_Paris</text:p>
          </table:table-cell>
          <table:table-cell office:value-type="string" calcext:value-type="string">
            <text:p>rdf:type dbpedia-owl:ReligiousBuilding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Église Saint-Vincent-de-Paul de Paris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eglise_Saint_Germain_de_Charonne</text:p>
          </table:table-cell>
          <table:table-cell office:value-type="string" calcext:value-type="string">
            <text:p>rdf:type dbpedia-owl:ReligiousBuilding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Église Saint-Germain de Charonne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eglise_reformee_de_Port_Royal</text:p>
          </table:table-cell>
          <table:table-cell office:value-type="string" calcext:value-type="string">
            <text:p>rdf:type dbpedia-owl:ReligiousBuilding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Église réformée de Port-Royal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eglise_Saint_Georges_de_la_Villette</text:p>
          </table:table-cell>
          <table:table-cell office:value-type="string" calcext:value-type="string">
            <text:p>rdf:type dbpedia-owl:ReligiousBuilding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Église Saint-Georges de la Villette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;.</text:p>
          </table:table-cell>
        </table:table-row>
        <table:table-row table:style-name="ro3">
          <table:table-cell office:value-type="string" calcext:value-type="string">
            <text:p>dbpedia-fr:eglise_Sainte_Jeanne_dArc_du_Touquet_Paris_Plage</text:p>
          </table:table-cell>
          <table:table-cell office:value-type="string" calcext:value-type="string">
            <text:p>rdf:type dbpedia-owl:ReligiousBuilding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Église Sainte-Jeanne-dArc du Touquet-Paris-Plage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Le_Touquet-Paris-Plage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Cloitre_et_eglise_des_Billettes</text:p>
          </table:table-cell>
          <table:table-cell office:value-type="string" calcext:value-type="string">
            <text:p>rdf:type dbpedia-owl:ReligiousBuilding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Cloître et église des Billettes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eglise_Saint_Medard_de_Paris</text:p>
          </table:table-cell>
          <table:table-cell office:value-type="string" calcext:value-type="string">
            <text:p>rdf:type dbpedia-owl:ReligiousBuilding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Église Saint-Médard de Paris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eglise_Notre_Dame_de_Compassion_de_Paris</text:p>
          </table:table-cell>
          <table:table-cell office:value-type="string" calcext:value-type="string">
            <text:p>rdf:type dbpedia-owl:ReligiousBuilding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Église Notre-Dame-de-Compassion de Paris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eglise_Saint_Severin</text:p>
          </table:table-cell>
          <table:table-cell office:value-type="string" calcext:value-type="string">
            <text:p>rdf:type dbpedia-owl:ReligiousBuilding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Église Saint-Séverin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eglise_Saint_Andre_des_Arts</text:p>
          </table:table-cell>
          <table:table-cell office:value-type="string" calcext:value-type="string">
            <text:p>rdf:type dbpedia-owl:ReligiousBuilding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Église Saint-André-des-Arts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eglise_Notre_Dame_du_Bon_Conseil_de_Paris</text:p>
          </table:table-cell>
          <table:table-cell office:value-type="string" calcext:value-type="string">
            <text:p>rdf:type dbpedia-owl:ReligiousBuilding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Église Notre-Dame-du-Bon-Conseil de Paris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eglise_evangelique_Saint_Marcel</text:p>
          </table:table-cell>
          <table:table-cell office:value-type="string" calcext:value-type="string">
            <text:p>rdf:type dbpedia-owl:ReligiousBuilding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Église évangélique Saint-Marcel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eglise_Saint_Michel_de_Paris</text:p>
          </table:table-cell>
          <table:table-cell office:value-type="string" calcext:value-type="string">
            <text:p>rdf:type dbpedia-owl:ReligiousBuilding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Église Saint-Michel de Paris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eglise_Saint_Ferdinand_des_Ternes</text:p>
          </table:table-cell>
          <table:table-cell office:value-type="string" calcext:value-type="string">
            <text:p>rdf:type dbpedia-owl:ReligiousBuilding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Église Saint-Ferdinand-des-Ternes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eglise_Saint_Roch_de_Paris</text:p>
          </table:table-cell>
          <table:table-cell office:value-type="string" calcext:value-type="string">
            <text:p>rdf:type dbpedia-owl:ReligiousBuilding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Église Saint-Roch de Paris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eglise_reformee_Saint_Jean</text:p>
          </table:table-cell>
          <table:table-cell office:value-type="string" calcext:value-type="string">
            <text:p>rdf:type dbpedia-owl:ReligiousBuilding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Église réformée Saint-Jean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;.</text:p>
          </table:table-cell>
        </table:table-row>
        <table:table-row table:style-name="ro3">
          <table:table-cell office:value-type="string" calcext:value-type="string">
            <text:p>dbpedia-fr:Chapelle_Notre_Dame_de_Consolation_de_Paris</text:p>
          </table:table-cell>
          <table:table-cell office:value-type="string" calcext:value-type="string">
            <text:p>rdf:type dbpedia-owl:ReligiousBuilding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Chapelle Notre-Dame-de-Consolation de Paris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eglise_Notre_Dame_des_Otages</text:p>
          </table:table-cell>
          <table:table-cell office:value-type="string" calcext:value-type="string">
            <text:p>rdf:type dbpedia-owl:ReligiousBuilding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Église Notre-Dame-des-Otages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Basilique_Sainte_Jeanne_dArc_de_Paris</text:p>
          </table:table-cell>
          <table:table-cell office:value-type="string" calcext:value-type="string">
            <text:p>rdf:type dbpedia-owl:ReligiousBuilding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Basilique Sainte-Jeanne-dArc de Paris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;.</text:p>
          </table:table-cell>
        </table:table-row>
        <table:table-row table:style-name="ro3">
          <table:table-cell office:value-type="string" calcext:value-type="string">
            <text:p>dbpedia-fr:eglise_Saint_Jacques_Saint_Christophe_de_la_Villette</text:p>
          </table:table-cell>
          <table:table-cell office:value-type="string" calcext:value-type="string">
            <text:p>rdf:type dbpedia-owl:ReligiousBuilding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Église Saint-Jacques-Saint-Christophe de la Villette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eglise_Saint_Sava_de_Paris</text:p>
          </table:table-cell>
          <table:table-cell office:value-type="string" calcext:value-type="string">
            <text:p>rdf:type dbpedia-owl:ReligiousBuilding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Église Saint-Sava de Paris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eglise_Notre_Dame_des_Champs</text:p>
          </table:table-cell>
          <table:table-cell office:value-type="string" calcext:value-type="string">
            <text:p>rdf:type dbpedia-owl:ReligiousBuilding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Église Notre-Dame-des-Champs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;.</text:p>
          </table:table-cell>
        </table:table-row>
        <table:table-row table:style-name="ro3">
          <table:table-cell office:value-type="string" calcext:value-type="string">
            <text:p>dbpedia-fr:Paroisse_Notre_Dame_Joie_des_Affliges_et_Sainte_Genevieve</text:p>
          </table:table-cell>
          <table:table-cell office:value-type="string" calcext:value-type="string">
            <text:p>rdf:type dbpedia-owl:ReligiousBuilding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Paroisse Notre-Dame-Joie-des-Affligés-et-Sainte-Geneviève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Cathedrale_des_Trois_Saints_Docteurs_de_Paris</text:p>
          </table:table-cell>
          <table:table-cell office:value-type="string" calcext:value-type="string">
            <text:p>rdf:type dbpedia-owl:ReligiousBuilding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Cathédrale des Trois-Saints-Docteurs de Paris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Union_liberale_israelite_de_France</text:p>
          </table:table-cell>
          <table:table-cell office:value-type="string" calcext:value-type="string">
            <text:p>rdf:type dbpedia-owl:ReligiousBuilding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Union libérale israélite de France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eglise_Saint_Nicolas_du_Chardonnet</text:p>
          </table:table-cell>
          <table:table-cell office:value-type="string" calcext:value-type="string">
            <text:p>rdf:type dbpedia-owl:ReligiousBuilding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Église Saint-Nicolas-du-Chardonnet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eglise_Saint_Denys_de_la_Chapelle</text:p>
          </table:table-cell>
          <table:table-cell office:value-type="string" calcext:value-type="string">
            <text:p>rdf:type dbpedia-owl:ReligiousBuilding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Église Saint-Denys de la Chapelle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eglise_Notre_Dame_du_Rosaire_de_Paris</text:p>
          </table:table-cell>
          <table:table-cell office:value-type="string" calcext:value-type="string">
            <text:p>rdf:type dbpedia-owl:ReligiousBuilding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Église Notre-Dame-du-Rosaire de Paris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Cathedrale_americaine_de_Paris</text:p>
          </table:table-cell>
          <table:table-cell office:value-type="string" calcext:value-type="string">
            <text:p>rdf:type dbpedia-owl:ReligiousBuilding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Cathédrale américaine de Paris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eglise_Notre_Dame_du_Travail_de_Paris</text:p>
          </table:table-cell>
          <table:table-cell office:value-type="string" calcext:value-type="string">
            <text:p>rdf:type dbpedia-owl:ReligiousBuilding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Église Notre-Dame-du-Travail de Paris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eglise_Saint_Philippe_du_Roule</text:p>
          </table:table-cell>
          <table:table-cell office:value-type="string" calcext:value-type="string">
            <text:p>rdf:type dbpedia-owl:ReligiousBuilding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Église Saint-Philippe-du-Roule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eglise_Saint_Pierre_de_Montrouge</text:p>
          </table:table-cell>
          <table:table-cell office:value-type="string" calcext:value-type="string">
            <text:p>rdf:type dbpedia-owl:ReligiousBuilding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Église Saint-Pierre-de-Montrouge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eglise_Saint_Sulpice_de_Paris</text:p>
          </table:table-cell>
          <table:table-cell office:value-type="string" calcext:value-type="string">
            <text:p>rdf:type dbpedia-owl:ReligiousBuilding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Église Saint-Sulpice de Paris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Abbaye_Sainte_Geneviève_de_Paris</text:p>
          </table:table-cell>
          <table:table-cell office:value-type="string" calcext:value-type="string">
            <text:p>rdf:type dbpedia-owl:ReligiousBuilding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Abbaye Sainte-Geneviève de Paris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eglise_Saint_Eustache_de_Paris</text:p>
          </table:table-cell>
          <table:table-cell office:value-type="string" calcext:value-type="string">
            <text:p>rdf:type dbpedia-owl:ReligiousBuilding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Église Saint-Eustache de Paris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Chapelle_expiatoire</text:p>
          </table:table-cell>
          <table:table-cell office:value-type="string" calcext:value-type="string">
            <text:p>rdf:type dbpedia-owl:ReligiousBuilding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Chapelle expiatoire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eglise_Saint_Antoine_de_Padoue_de_Paris</text:p>
          </table:table-cell>
          <table:table-cell office:value-type="string" calcext:value-type="string">
            <text:p>rdf:type dbpedia-owl:ReligiousBuilding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Église Saint-Antoine-de-Padoue de Paris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eglise_Notre_Dame_de_lAssomption_de_Passy</text:p>
          </table:table-cell>
          <table:table-cell office:value-type="string" calcext:value-type="string">
            <text:p>rdf:type dbpedia-owl:ReligiousBuilding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Église Notre-Dame-de-lAssomption-de-Passy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Cathedrale_grecque_Saint_etienne_de_Paris</text:p>
          </table:table-cell>
          <table:table-cell office:value-type="string" calcext:value-type="string">
            <text:p>rdf:type dbpedia-owl:ReligiousBuilding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Cathédrale grecque Saint-Étienne de Paris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Cathedrale_Saint_Alexandre_Nevsky_de_Paris</text:p>
          </table:table-cell>
          <table:table-cell office:value-type="string" calcext:value-type="string">
            <text:p>rdf:type dbpedia-owl:ReligiousBuilding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Cathédrale Saint-Alexandre-Nevsky de Paris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;.</text:p>
          </table:table-cell>
        </table:table-row>
        <table:table-row table:style-name="ro3">
          <table:table-cell office:value-type="string" calcext:value-type="string">
            <text:p>dbpedia-fr:Cathedrale_Saint_Nicolas_de_Sremski_Karlovci</text:p>
          </table:table-cell>
          <table:table-cell office:value-type="string" calcext:value-type="string">
            <text:p>rdf:type dbpedia-owl:ReligiousBuilding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Cathédrale Saint-Nicolas de Sremski Karlovci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Sremski_Karlovci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Chapelle_Notre_Dame_de_Nize</text:p>
          </table:table-cell>
          <table:table-cell office:value-type="string" calcext:value-type="string">
            <text:p>rdf:type dbpedia-owl:ReligiousBuilding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Chapelle Notre-Dame-de-Nize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Luna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Abbaye_Saint_Wandrille_de_Fontenelle</text:p>
          </table:table-cell>
          <table:table-cell office:value-type="string" calcext:value-type="string">
            <text:p>rdf:type dbpedia-owl:ReligiousBuilding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Abbaye Saint-Wandrille de Fontenelle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Saint-Wandrille-Rançon</text:p>
          </table:table-cell>
          <table:table-cell office:value-type="string" calcext:value-type="string">
            <text:p>;.</text:p>
          </table:table-cell>
        </table:table-row>
        <table:table-row table:style-name="ro3">
          <table:table-cell office:value-type="string" calcext:value-type="string">
            <text:p>dbpedia-fr:eglise_Saint_Michel_et_Saint_Gabriel_de_Batajnica</text:p>
          </table:table-cell>
          <table:table-cell office:value-type="string" calcext:value-type="string">
            <text:p>rdf:type dbpedia-owl:ReligiousBuilding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Église Saint-Michel et Saint-Gabriel de Batajnica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Belgrade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eglise_Santa_Maria_del_Priorato</text:p>
          </table:table-cell>
          <table:table-cell office:value-type="string" calcext:value-type="string">
            <text:p>rdf:type dbpedia-owl:ReligiousBuilding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Église Santa Maria del Priorato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Rome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Mosquee_bleue</text:p>
          </table:table-cell>
          <table:table-cell office:value-type="string" calcext:value-type="string">
            <text:p>rdf:type dbpedia-owl:ReligiousBuilding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Mosquée bleue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Istanbul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eglise_armenienne_Saint_Jacques_de_Lyon</text:p>
          </table:table-cell>
          <table:table-cell office:value-type="string" calcext:value-type="string">
            <text:p>rdf:type dbpedia-owl:ReligiousBuilding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Église arménienne Saint-Jacques de Lyon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Lyon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Cathedrale_de_Bologne</text:p>
          </table:table-cell>
          <table:table-cell office:value-type="string" calcext:value-type="string">
            <text:p>rdf:type dbpedia-owl:ReligiousBuilding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Cathédrale de Bologne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Bologne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Maison_natale_dEsprit_Flechier</text:p>
          </table:table-cell>
          <table:table-cell office:value-type="string" calcext:value-type="string">
            <text:p>rdf:type dbpedia-owl:ReligiousBuilding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Maison natale dEsprit Fléchier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Pernes-les-Fontaine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Cathedrale_dIvree</text:p>
          </table:table-cell>
          <table:table-cell office:value-type="string" calcext:value-type="string">
            <text:p>rdf:type dbpedia-owl:ReligiousBuilding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Cathédrale dIvrée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Ivree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Chapelle_Saint_Martin_de_Saduran</text:p>
          </table:table-cell>
          <table:table-cell office:value-type="string" calcext:value-type="string">
            <text:p>rdf:type dbpedia-owl:ReligiousBuilding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Chapelle Saint-Martin-de-Saduran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Bagnols-sur-Ceze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Cathedrale_de_Bois_le_Duc</text:p>
          </table:table-cell>
          <table:table-cell office:value-type="string" calcext:value-type="string">
            <text:p>rdf:type dbpedia-owl:ReligiousBuilding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Cathédrale de Bois-le-Duc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Bois-le-Duc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Monastère_de_Banjska</text:p>
          </table:table-cell>
          <table:table-cell office:value-type="string" calcext:value-type="string">
            <text:p>rdf:type dbpedia-owl:ReligiousBuilding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Monastère de Banjska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Banjska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Chapelle_Saint_Jean_du_Grès</text:p>
          </table:table-cell>
          <table:table-cell office:value-type="string" calcext:value-type="string">
            <text:p>rdf:type dbpedia-owl:ReligiousBuilding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Chapelle Saint-Jean-du-Grès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Fontvieille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eglise_Saint_Clement_de_Sirach</text:p>
          </table:table-cell>
          <table:table-cell office:value-type="string" calcext:value-type="string">
            <text:p>rdf:type dbpedia-owl:ReligiousBuilding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Église Saint-Clément de Sirach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Ria-Sirach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Cathedrale_Saint_Maclou_de_Pontoise</text:p>
          </table:table-cell>
          <table:table-cell office:value-type="string" calcext:value-type="string">
            <text:p>rdf:type dbpedia-owl:ReligiousBuilding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Cathédrale Saint-Maclou de Pontoise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Pontoise</text:p>
          </table:table-cell>
          <table:table-cell office:value-type="string" calcext:value-type="string">
            <text:p>;.</text:p>
          </table:table-cell>
        </table:table-row>
        <table:table-row table:style-name="ro3">
          <table:table-cell office:value-type="string" calcext:value-type="string">
            <text:p>dbpedia-fr:eglise_Notre_Dame_de_la_Purification_de_Lauris</text:p>
          </table:table-cell>
          <table:table-cell office:value-type="string" calcext:value-type="string">
            <text:p>rdf:type dbpedia-owl:ReligiousBuilding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Église Notre-Dame-de-la-Purification de Lauris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Lauri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Saint_Michel_de_Gignac</text:p>
          </table:table-cell>
          <table:table-cell office:value-type="string" calcext:value-type="string">
            <text:p>rdf:type dbpedia-owl:ReligiousBuilding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Saint-Michel de Gignac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Le_Rove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Cathedrale_de_Nuoro</text:p>
          </table:table-cell>
          <table:table-cell office:value-type="string" calcext:value-type="string">
            <text:p>rdf:type dbpedia-owl:ReligiousBuilding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Cathédrale de Nuoro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Nuoro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Cathedrale_de_Talin</text:p>
          </table:table-cell>
          <table:table-cell office:value-type="string" calcext:value-type="string">
            <text:p>rdf:type dbpedia-owl:ReligiousBuilding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Cathédrale de Talin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Talin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Abbaye_Saint_Vigor_le_Grand</text:p>
          </table:table-cell>
          <table:table-cell office:value-type="string" calcext:value-type="string">
            <text:p>rdf:type dbpedia-owl:ReligiousBuilding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Abbaye Saint-Vigor-le-Grand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Saint-Vigor-le-Grand</text:p>
          </table:table-cell>
          <table:table-cell office:value-type="string" calcext:value-type="string">
            <text:p>;.</text:p>
          </table:table-cell>
        </table:table-row>
        <table:table-row table:style-name="ro3">
          <table:table-cell office:value-type="string" calcext:value-type="string">
            <text:p>dbpedia-fr:eglise_protestante_Saint_Pierre_le_Jeune_de_Strasbourg</text:p>
          </table:table-cell>
          <table:table-cell office:value-type="string" calcext:value-type="string">
            <text:p>rdf:type dbpedia-owl:ReligiousBuilding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Église protestante Saint-Pierre-le-Jeune de Strasbourg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Strasbourg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Prieure_de_Rauzet</text:p>
          </table:table-cell>
          <table:table-cell office:value-type="string" calcext:value-type="string">
            <text:p>rdf:type dbpedia-owl:ReligiousBuilding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Prieuré de Rauzet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Combier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Cathedrale_Notre_Dame_dAmiens</text:p>
          </table:table-cell>
          <table:table-cell office:value-type="string" calcext:value-type="string">
            <text:p>rdf:type dbpedia-owl:ReligiousBuilding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Cathédrale Notre-Dame dAmiens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Amien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eglise_Saint_Medard_dAncienville</text:p>
          </table:table-cell>
          <table:table-cell office:value-type="string" calcext:value-type="string">
            <text:p>rdf:type dbpedia-owl:ReligiousBuilding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Église Saint-Médard dAncienville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Ancienville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Cathedrale_de_Giovinazzo</text:p>
          </table:table-cell>
          <table:table-cell office:value-type="string" calcext:value-type="string">
            <text:p>rdf:type dbpedia-owl:ReligiousBuilding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Cathédrale de Giovinazzo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Giovinazzo</text:p>
          </table:table-cell>
          <table:table-cell office:value-type="string" calcext:value-type="string">
            <text:p>;.</text:p>
          </table:table-cell>
        </table:table-row>
        <table:table-row table:style-name="ro3">
          <table:table-cell office:value-type="string" calcext:value-type="string">
            <text:p>dbpedia-fr:Cathedrale_Sainte_Marie_de_lAssomption_de_Vaison_la_Romaine</text:p>
          </table:table-cell>
          <table:table-cell office:value-type="string" calcext:value-type="string">
            <text:p>rdf:type dbpedia-owl:ReligiousBuilding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Cathédrale Sainte Marie de lAssomption de Vaison-la-Romaine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Vaison-la-Romaine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eglise_Saint_Denis_dHellemmes</text:p>
          </table:table-cell>
          <table:table-cell office:value-type="string" calcext:value-type="string">
            <text:p>rdf:type dbpedia-owl:ReligiousBuilding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Église Saint-Denis-dHellemmes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Lille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Chartreuse_de_Pavie</text:p>
          </table:table-cell>
          <table:table-cell office:value-type="string" calcext:value-type="string">
            <text:p>rdf:type dbpedia-owl:ReligiousBuilding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Chartreuse de Pavie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Pavie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Cathedrale_nouvelle_Lerida</text:p>
          </table:table-cell>
          <table:table-cell office:value-type="string" calcext:value-type="string">
            <text:p>rdf:type dbpedia-owl:ReligiousBuilding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Cathédrale nouvelle (Lérida)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Lerida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eglise_Notre_Dame_de_Valliquerville</text:p>
          </table:table-cell>
          <table:table-cell office:value-type="string" calcext:value-type="string">
            <text:p>rdf:type dbpedia-owl:ReligiousBuilding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Église Notre-Dame de Valliquerville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Valliquerville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Carmel_de_Montreal</text:p>
          </table:table-cell>
          <table:table-cell office:value-type="string" calcext:value-type="string">
            <text:p>rdf:type dbpedia-owl:ReligiousBuilding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Carmel de Montréal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Montreal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Cathedrale_de_Sessa_Aurunca</text:p>
          </table:table-cell>
          <table:table-cell office:value-type="string" calcext:value-type="string">
            <text:p>rdf:type dbpedia-owl:ReligiousBuilding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Cathédrale de Sessa Aurunca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Sessa_Aurunca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eglise_Sainte_Marie_des_Abeilles</text:p>
          </table:table-cell>
          <table:table-cell office:value-type="string" calcext:value-type="string">
            <text:p>rdf:type dbpedia-owl:ReligiousBuilding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Église Sainte-Marie des Abeilles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Les_Abeilles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eglise_Santa_Maria_Nuova_de_Perouse</text:p>
          </table:table-cell>
          <table:table-cell office:value-type="string" calcext:value-type="string">
            <text:p>rdf:type dbpedia-owl:ReligiousBuilding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Église Santa Maria Nuova de Pérouse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Perouse</text:p>
          </table:table-cell>
          <table:table-cell office:value-type="string" calcext:value-type="string">
            <text:p>;.</text:p>
          </table:table-cell>
        </table:table-row>
        <table:table-row table:style-name="ro3">
          <table:table-cell office:value-type="string" calcext:value-type="string">
            <text:p>dbpedia-fr:eglise_Saint_Pierre_et_Saint_Romain_de_Savennieres</text:p>
          </table:table-cell>
          <table:table-cell office:value-type="string" calcext:value-type="string">
            <text:p>rdf:type dbpedia-owl:ReligiousBuilding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Église Saint-Pierre-et-Saint-Romain de Savennières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Savennieres</text:p>
          </table:table-cell>
          <table:table-cell office:value-type="string" calcext:value-type="string">
            <text:p>;.</text:p>
          </table:table-cell>
        </table:table-row>
        <table:table-row table:style-name="ro3">
          <table:table-cell office:value-type="string" calcext:value-type="string">
            <text:p>dbpedia-fr:eglise_Notre_Dame_de_la_Bonne_Delivrance_des_Trois_ilets</text:p>
          </table:table-cell>
          <table:table-cell office:value-type="string" calcext:value-type="string">
            <text:p>rdf:type dbpedia-owl:ReligiousBuilding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Église Notre-Dame de la Bonne-Délivrance des Trois-Îlets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Les_Trois-Ilets</text:p>
          </table:table-cell>
          <table:table-cell office:value-type="string" calcext:value-type="string">
            <text:p>;.</text:p>
          </table:table-cell>
        </table:table-row>
        <table:table-row table:style-name="ro3">
          <table:table-cell office:value-type="string" calcext:value-type="string">
            <text:p>dbpedia-fr:eglise_Saint_Pierre_et_Saint_Paul_de_Silly_le_Long</text:p>
          </table:table-cell>
          <table:table-cell office:value-type="string" calcext:value-type="string">
            <text:p>rdf:type dbpedia-owl:ReligiousBuilding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Église Saint-Pierre-et-Saint-Paul de Silly-le-Long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Silly-le-Long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Vieille_eglise_dAmsterdam</text:p>
          </table:table-cell>
          <table:table-cell office:value-type="string" calcext:value-type="string">
            <text:p>rdf:type dbpedia-owl:ReligiousBuilding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Vieille église dAmsterdam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Amsterdam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Cathedrale_Notre_Dame_de_Kazan_de_Moscou</text:p>
          </table:table-cell>
          <table:table-cell office:value-type="string" calcext:value-type="string">
            <text:p>rdf:type dbpedia-owl:ReligiousBuilding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Cathédrale Notre-Dame-de-Kazan de Moscou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Moscou</text:p>
          </table:table-cell>
          <table:table-cell office:value-type="string" calcext:value-type="string">
            <text:p>;.</text:p>
          </table:table-cell>
        </table:table-row>
        <table:table-row table:style-name="ro1">
          <table:table-cell office:value-type="string" calcext:value-type="string">
            <text:p>dbpedia-fr:eglise_Saint_Augustin_Mayence</text:p>
          </table:table-cell>
          <table:table-cell office:value-type="string" calcext:value-type="string">
            <text:p>rdf:type dbpedia-owl:ReligiousBuilding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Église Saint-Augustin (Mayence)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Mayence</text:p>
          </table:table-cell>
          <table:table-cell office:value-type="string" calcext:value-type="string">
            <text:p>;.</text:p>
          </table:table-cell>
        </table:table-row>
        <table:table-row table:style-name="ro3">
          <table:table-cell office:value-type="string" calcext:value-type="string">
            <text:p>dbpedia-fr:eglise_Saint_Georges_Villeneuve_Saint_Georges</text:p>
          </table:table-cell>
          <table:table-cell office:value-type="string" calcext:value-type="string">
            <text:p>rdf:type dbpedia-owl:ReligiousBuilding</text:p>
          </table:table-cell>
          <table:table-cell office:value-type="string" calcext:value-type="string">
            <text:p>rdfs:label '</text:p>
          </table:table-cell>
          <table:table-cell office:value-type="string" calcext:value-type="string">
            <text:p>Église Saint-Georges (Villeneuve-Saint-Georges)</text:p>
          </table:table-cell>
          <table:table-cell office:value-type="string" calcext:value-type="string">
            <text:p>'; <text:s text:c="2"/>prop-fr:ville </text:p>
          </table:table-cell>
          <table:table-cell office:value-type="string" calcext:value-type="string">
            <text:p>dbpedia-fr:Villeneuve-Saint-Georges</text:p>
          </table:table-cell>
          <table:table-cell office:value-type="string" calcext:value-type="string">
            <text:p>;.</text:p>
          </table:table-cell>
        </table:table-row>
      </table:table>
      <table:named-expressions/>
      <table:database-ranges>
        <table:database-range table:name="__Anonymous_Sheet_DB__0" table:target-range-address="Feuille1.A1:Feuille1.F24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8">00/00/0000</text:date>, <text:time style:data-style-name="N2" text:time-value="02:42:25.7470655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7T23:47:40.310743573</meta:creation-date>
    <dc:date>2021-11-28T02:55:06.490230244</dc:date>
    <meta:editing-duration>PT1H13M59S</meta:editing-duration>
    <meta:editing-cycles>17</meta:editing-cycles>
    <meta:generator>LibreOffice/6.4.7.2$Linux_X86_64 LibreOffice_project/40$Build-2</meta:generator>
    <meta:document-statistic meta:table-count="1" meta:cell-count="2786" meta:object-count="0"/>
  </office:meta>
</office:document-meta>
</file>